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84" calcext:value-type="float">
            <text:p>82.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0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0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0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064" calcext:value-type="float">
            <text:p>81.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0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0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0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9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864" calcext:value-type="float">
            <text:p>80.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9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4256" calcext:value-type="float">
            <text:p>80.5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9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488" calcext:value-type="float">
            <text:p>80.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9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0248" calcext:value-type="float">
            <text:p>80.4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9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5928" calcext:value-type="float">
            <text:p>80.1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9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0812" calcext:value-type="float">
            <text:p>80.2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8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8664" calcext:value-type="float">
            <text:p>79.9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8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8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0712" calcext:value-type="float">
            <text:p>79.6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8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8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8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5992" calcext:value-type="float">
            <text:p>79.9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8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8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8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NHP-MB-012</text:p>
          </table:table-cell>
          <table:table-cell office:value-type="string" calcext:value-type="string">
            <text:p>197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